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9f3d3" officeooo:paragraph-rsid="0019f3d3"/>
    </style:style>
    <style:style style:name="P2" style:family="paragraph" style:parent-style-name="Text_20_body">
      <style:text-properties officeooo:rsid="0019f3d3" officeooo:paragraph-rsid="0019f3d3"/>
    </style:style>
    <style:style style:name="P3" style:family="paragraph" style:parent-style-name="Text_20_body">
      <style:text-properties officeooo:paragraph-rsid="0019f3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t pick up</text:h>
      <text:p text:style-name="P3"/>
      <text:p text:style-name="P2">Several heuristics can be used for this problem. For this time greedy and closest heuristic will be tested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2:33:19.627032327</meta:creation-date>
    <meta:generator>LibreOffice/7.5.3.2$Linux_X86_64 LibreOffice_project/50$Build-2</meta:generator>
    <dc:date>2023-06-11T22:30:43.916951907</dc:date>
    <meta:editing-duration>PT1M38S</meta:editing-duration>
    <meta:editing-cycles>1</meta:editing-cycles>
    <meta:document-statistic meta:table-count="0" meta:image-count="0" meta:object-count="0" meta:page-count="1" meta:paragraph-count="2" meta:word-count="21" meta:character-count="121" meta:non-whitespace-character-count="101"/>
  </office:meta>
</office:document-meta>
</file>